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E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expt.(kcal/mol)</text:p>
          </table:table-cell>
          <table:table-cell table:style-name="Default" office:value-type="string" calcext:value-type="string">
            <text:p>ZPE(cm-1)</text:p>
          </table:table-cell>
          <table:table-cell office:value-type="string" calcext:value-type="string">
            <text:p>ZPE(hartree)</text:p>
          </table:table-cell>
          <table:table-cell office:value-type="string" calcext:value-type="string">
            <text:p>ZPE(kcal/mol)</text:p>
          </table:table-cell>
        </table:table-row>
        <table:table-row table:style-name="ro1">
          <table:table-cell office:value-type="string" calcext:value-type="string">
            <text:p>SiH3</text:p>
          </table:table-cell>
          <table:table-cell office:value-type="float" office:value="213.1" calcext:value-type="float">
            <text:p>213.1</text:p>
          </table:table-cell>
          <table:table-cell office:value-type="float" office:value="4642" calcext:value-type="float">
            <text:p>4642</text:p>
          </table:table-cell>
          <table:table-cell table:formula="of:=[.C2]*0.0000046" office:value-type="float" office:value="0.0213532" calcext:value-type="float">
            <text:p>0.0213532</text:p>
          </table:table-cell>
          <table:table-cell table:formula="of:=[.C2]*0.0029" office:value-type="float" office:value="13.4618" calcext:value-type="float">
            <text:p>13.4618</text:p>
          </table:table-cell>
        </table:table-row>
        <table:table-row table:style-name="ro1">
          <table:table-cell office:value-type="string" calcext:value-type="string">
            <text:p>SiH4</text:p>
          </table:table-cell>
          <table:table-cell office:value-type="float" office:value="304.4" calcext:value-type="float">
            <text:p>304.4</text:p>
          </table:table-cell>
          <table:table-cell office:value-type="float" office:value="6826" calcext:value-type="float">
            <text:p>6826</text:p>
          </table:table-cell>
          <table:table-cell table:formula="of:=[.C3]*0.0000046" office:value-type="float" office:value="0.0313996" calcext:value-type="float">
            <text:p>0.0313996</text:p>
          </table:table-cell>
          <table:table-cell table:formula="of:=[.C3]*0.0029" office:value-type="float" office:value="19.7954" calcext:value-type="float">
            <text:p>19.7954</text:p>
          </table:table-cell>
        </table:table-row>
        <table:table-row table:style-name="ro1">
          <table:table-cell office:value-type="string" calcext:value-type="string">
            <text:p>PH2</text:p>
          </table:table-cell>
          <table:table-cell office:value-type="float" office:value="143.9" calcext:value-type="float">
            <text:p>143.9</text:p>
          </table:table-cell>
          <table:table-cell office:value-type="float" office:value="2935" calcext:value-type="float">
            <text:p>2935</text:p>
          </table:table-cell>
          <table:table-cell table:formula="of:=[.C4]*0.0000046" office:value-type="float" office:value="0.013501" calcext:value-type="float">
            <text:p>0.013501</text:p>
          </table:table-cell>
          <table:table-cell table:formula="of:=[.C4]*0.0029" office:value-type="float" office:value="8.5115" calcext:value-type="float">
            <text:p>8.5115</text:p>
          </table:table-cell>
        </table:table-row>
        <table:table-row table:style-name="ro1">
          <table:table-cell office:value-type="string" calcext:value-type="string">
            <text:p>PH3</text:p>
          </table:table-cell>
          <table:table-cell office:value-type="float" office:value="225" calcext:value-type="float">
            <text:p>225</text:p>
          </table:table-cell>
          <table:table-cell office:value-type="float" office:value="5249" calcext:value-type="float">
            <text:p>5249</text:p>
          </table:table-cell>
          <table:table-cell table:formula="of:=[.C5]*0.0000046" office:value-type="float" office:value="0.0241454" calcext:value-type="float">
            <text:p>0.0241454</text:p>
          </table:table-cell>
          <table:table-cell table:formula="of:=[.C5]*0.0029" office:value-type="float" office:value="15.2221" calcext:value-type="float">
            <text:p>15.2221</text:p>
          </table:table-cell>
        </table:table-row>
        <table:table-row table:style-name="ro1">
          <table:table-cell office:value-type="string" calcext:value-type="string">
            <text:p>SH2</text:p>
          </table:table-cell>
          <table:table-cell office:value-type="float" office:value="171.1" calcext:value-type="float">
            <text:p>171.1</text:p>
          </table:table-cell>
          <table:table-cell office:value-type="float" office:value="3311" calcext:value-type="float">
            <text:p>3311</text:p>
          </table:table-cell>
          <table:table-cell table:formula="of:=[.C6]*0.0000046" office:value-type="float" office:value="0.0152306" calcext:value-type="float">
            <text:p>0.0152306</text:p>
          </table:table-cell>
          <table:table-cell table:formula="of:=[.C6]*0.0029" office:value-type="float" office:value="9.6019" calcext:value-type="float">
            <text:p>9.6019</text:p>
          </table:table-cell>
        </table:table-row>
        <table:table-row table:style-name="ro1">
          <table:table-cell office:value-type="string" calcext:value-type="string">
            <text:p>ClH</text:p>
          </table:table-cell>
          <table:table-cell office:value-type="float" office:value="101.2" calcext:value-type="float">
            <text:p>101.2</text:p>
          </table:table-cell>
          <table:table-cell office:value-type="float" office:value="1474" calcext:value-type="float">
            <text:p>1474</text:p>
          </table:table-cell>
          <table:table-cell table:formula="of:=[.C7]*0.0000046" office:value-type="float" office:value="0.0067804" calcext:value-type="float">
            <text:p>0.0067804</text:p>
          </table:table-cell>
          <table:table-cell table:formula="of:=[.C7]*0.0029" office:value-type="float" office:value="4.2746" calcext:value-type="float">
            <text:p>4.2746</text:p>
          </table:table-cell>
        </table:table-row>
        <table:table-row table:style-name="ro1">
          <table:table-cell office:value-type="string" calcext:value-type="string">
            <text:p>Na2</text:p>
          </table:table-cell>
          <table:table-cell office:value-type="float" office:value="19.8" calcext:value-type="float">
            <text:p>19.8</text:p>
          </table:table-cell>
          <table:table-cell office:value-type="float" office:value="80" calcext:value-type="float">
            <text:p>80</text:p>
          </table:table-cell>
          <table:table-cell table:formula="of:=[.C8]*0.0000046" office:value-type="float" office:value="0.000368" calcext:value-type="float">
            <text:p>0.000368</text:p>
          </table:table-cell>
          <table:table-cell table:formula="of:=[.C8]*0.0029" office:value-type="float" office:value="0.232" calcext:value-type="float">
            <text:p>0.232</text:p>
          </table:table-cell>
        </table:table-row>
        <table:table-row table:style-name="ro1">
          <table:table-cell office:value-type="string" calcext:value-type="string">
            <text:p>Si2</text:p>
          </table:table-cell>
          <table:table-cell office:value-type="float" office:value="74.3" calcext:value-type="float">
            <text:p>74.3</text:p>
          </table:table-cell>
          <table:table-cell office:value-type="float" office:value="299" calcext:value-type="float">
            <text:p>299</text:p>
          </table:table-cell>
          <table:table-cell table:formula="of:=[.C9]*0.0000046" office:value-type="float" office:value="0.0013754" calcext:value-type="float">
            <text:p>0.0013754</text:p>
          </table:table-cell>
          <table:table-cell table:formula="of:=[.C9]*0.0029" office:value-type="float" office:value="0.8671" calcext:value-type="float">
            <text:p>0.867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16" calcext:value-type="float">
            <text:p>116</text:p>
          </table:table-cell>
          <table:table-cell office:value-type="float" office:value="402" calcext:value-type="float">
            <text:p>402</text:p>
          </table:table-cell>
          <table:table-cell table:formula="of:=[.C10]*0.0000046" office:value-type="float" office:value="0.0018492" calcext:value-type="float">
            <text:p>0.0018492</text:p>
          </table:table-cell>
          <table:table-cell table:formula="of:=[.C10]*0.0029" office:value-type="float" office:value="1.1658" calcext:value-type="float">
            <text:p>1.1658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98.4" calcext:value-type="float">
            <text:p>98.4</text:p>
          </table:table-cell>
          <table:table-cell office:value-type="float" office:value="355" calcext:value-type="float">
            <text:p>355</text:p>
          </table:table-cell>
          <table:table-cell table:formula="of:=[.C11]*0.0000046" office:value-type="float" office:value="0.001633" calcext:value-type="float">
            <text:p>0.001633</text:p>
          </table:table-cell>
          <table:table-cell table:formula="of:=[.C11]*0.0029" office:value-type="float" office:value="1.0295" calcext:value-type="float">
            <text:p>1.0295</text:p>
          </table:table-cell>
        </table:table-row>
        <table:table-row table:style-name="ro1">
          <table:table-cell office:value-type="string" calcext:value-type="string">
            <text:p>Cl2</text:p>
          </table:table-cell>
          <table:table-cell office:value-type="float" office:value="58.1" calcext:value-type="float">
            <text:p>58.1</text:p>
          </table:table-cell>
          <table:table-cell office:value-type="float" office:value="274" calcext:value-type="float">
            <text:p>274</text:p>
          </table:table-cell>
          <table:table-cell table:formula="of:=[.C12]*0.0000046" office:value-type="float" office:value="0.0012604" calcext:value-type="float">
            <text:p>0.0012604</text:p>
          </table:table-cell>
          <table:table-cell table:formula="of:=[.C12]*0.0029" office:value-type="float" office:value="0.7946" calcext:value-type="float">
            <text:p>0.7946</text:p>
          </table:table-cell>
        </table:table-row>
        <table:table-row table:style-name="ro1">
          <table:table-cell office:value-type="string" calcext:value-type="string">
            <text:p>NaCl</text:p>
          </table:table-cell>
          <table:table-cell office:value-type="float" office:value="99.4" calcext:value-type="float">
            <text:p>99.4</text:p>
          </table:table-cell>
          <table:table-cell office:value-type="float" office:value="183" calcext:value-type="float">
            <text:p>183</text:p>
          </table:table-cell>
          <table:table-cell table:formula="of:=[.C13]*0.0000046" office:value-type="float" office:value="0.0008418" calcext:value-type="float">
            <text:p>0.0008418</text:p>
          </table:table-cell>
          <table:table-cell table:formula="of:=[.C13]*0.0029" office:value-type="float" office:value="0.5307" calcext:value-type="float">
            <text:p>0.5307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office:value-type="float" office:value="190.2" calcext:value-type="float">
            <text:p>190.2</text:p>
          </table:table-cell>
          <table:table-cell office:value-type="float" office:value="635" calcext:value-type="float">
            <text:p>635</text:p>
          </table:table-cell>
          <table:table-cell table:formula="of:=[.C14]*0.0000046" office:value-type="float" office:value="0.002921" calcext:value-type="float">
            <text:p>0.002921</text:p>
          </table:table-cell>
          <table:table-cell table:formula="of:=[.C14]*0.0029" office:value-type="float" office:value="1.8415" calcext:value-type="float">
            <text:p>1.841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171.3" calcext:value-type="float">
            <text:p>171.3</text:p>
          </table:table-cell>
          <table:table-cell office:value-type="float" office:value="648" calcext:value-type="float">
            <text:p>648</text:p>
          </table:table-cell>
          <table:table-cell table:formula="of:=[.C15]*0.0000046" office:value-type="float" office:value="0.0029808" calcext:value-type="float">
            <text:p>0.0029808</text:p>
          </table:table-cell>
          <table:table-cell table:formula="of:=[.C15]*0.0029" office:value-type="float" office:value="1.8792" calcext:value-type="float">
            <text:p>1.8792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120.1" calcext:value-type="float">
            <text:p>120.1</text:p>
          </table:table-cell>
          <table:table-cell office:value-type="float" office:value="574" calcext:value-type="float">
            <text:p>574</text:p>
          </table:table-cell>
          <table:table-cell table:formula="of:=[.C16]*0.0000046" office:value-type="float" office:value="0.0026404" calcext:value-type="float">
            <text:p>0.0026404</text:p>
          </table:table-cell>
          <table:table-cell table:formula="of:=[.C16]*0.0029" office:value-type="float" office:value="1.6646" calcext:value-type="float">
            <text:p>1.6646</text:p>
          </table:table-cell>
        </table:table-row>
        <table:table-row table:style-name="ro1">
          <table:table-cell office:value-type="string" calcext:value-type="string">
            <text:p>ClO</text:p>
          </table:table-cell>
          <table:table-cell office:value-type="float" office:value="60.9" calcext:value-type="float">
            <text:p>60.9</text:p>
          </table:table-cell>
          <table:table-cell office:value-type="float" office:value="423" calcext:value-type="float">
            <text:p>423</text:p>
          </table:table-cell>
          <table:table-cell table:formula="of:=[.C17]*0.0000046" office:value-type="float" office:value="0.0019458" calcext:value-type="float">
            <text:p>0.0019458</text:p>
          </table:table-cell>
          <table:table-cell table:formula="of:=[.C17]*0.0029" office:value-type="float" office:value="1.2267" calcext:value-type="float">
            <text:p>1.2267</text:p>
          </table:table-cell>
        </table:table-row>
        <table:table-row table:style-name="ro1">
          <table:table-cell office:value-type="string" calcext:value-type="string">
            <text:p>ClF</text:p>
          </table:table-cell>
          <table:table-cell office:value-type="float" office:value="60.9" calcext:value-type="float">
            <text:p>60.9</text:p>
          </table:table-cell>
          <table:table-cell office:value-type="float" office:value="395" calcext:value-type="float">
            <text:p>395</text:p>
          </table:table-cell>
          <table:table-cell table:formula="of:=[.C18]*0.0000046" office:value-type="float" office:value="0.001817" calcext:value-type="float">
            <text:p>0.001817</text:p>
          </table:table-cell>
          <table:table-cell table:formula="of:=[.C18]*0.0029" office:value-type="float" office:value="1.1455" calcext:value-type="float">
            <text:p>1.1455</text:p>
          </table:table-cell>
        </table:table-row>
        <table:table-row table:style-name="ro1">
          <table:table-cell office:value-type="string" calcext:value-type="string">
            <text:p>Si2H6</text:p>
          </table:table-cell>
          <table:table-cell office:value-type="float" office:value="502.9" calcext:value-type="float">
            <text:p>502.9</text:p>
          </table:table-cell>
          <table:table-cell office:value-type="float" office:value="10729" calcext:value-type="float">
            <text:p>10729</text:p>
          </table:table-cell>
          <table:table-cell table:formula="of:=[.C19]*0.0000046" office:value-type="float" office:value="0.0493534" calcext:value-type="float">
            <text:p>0.0493534</text:p>
          </table:table-cell>
          <table:table-cell table:formula="of:=[.C19]*0.0029" office:value-type="float" office:value="31.1141" calcext:value-type="float">
            <text:p>31.1141</text:p>
          </table:table-cell>
        </table:table-row>
        <table:table-row table:style-name="ro1">
          <table:table-cell office:value-type="string" calcext:value-type="string">
            <text:p>CH3Cl</text:p>
          </table:table-cell>
          <table:table-cell office:value-type="float" office:value="370.6" calcext:value-type="float">
            <text:p>370.6</text:p>
          </table:table-cell>
          <table:table-cell office:value-type="float" office:value="8271" calcext:value-type="float">
            <text:p>8271</text:p>
          </table:table-cell>
          <table:table-cell table:formula="of:=[.C20]*0.0000046" office:value-type="float" office:value="0.0380466" calcext:value-type="float">
            <text:p>0.0380466</text:p>
          </table:table-cell>
          <table:table-cell table:formula="of:=[.C20]*0.0029" office:value-type="float" office:value="23.9859" calcext:value-type="float">
            <text:p>23.9859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 office:value-type="float" office:value="442.8" calcext:value-type="float">
            <text:p>442.8</text:p>
          </table:table-cell>
          <table:table-cell office:value-type="float" office:value="10086" calcext:value-type="float">
            <text:p>10086</text:p>
          </table:table-cell>
          <table:table-cell table:formula="of:=[.C21]*0.0000046" office:value-type="float" office:value="0.0463956" calcext:value-type="float">
            <text:p>0.0463956</text:p>
          </table:table-cell>
          <table:table-cell table:formula="of:=[.C21]*0.0029" office:value-type="float" office:value="29.2494" calcext:value-type="float">
            <text:p>29.2494</text:p>
          </table:table-cell>
        </table:table-row>
        <table:table-row table:style-name="ro1">
          <table:table-cell office:value-type="string" calcext:value-type="string">
            <text:p>HOCl</text:p>
          </table:table-cell>
          <table:table-cell office:value-type="float" office:value="156.1" calcext:value-type="float">
            <text:p>156.1</text:p>
          </table:table-cell>
          <table:table-cell office:value-type="float" office:value="2894" calcext:value-type="float">
            <text:p>2894</text:p>
          </table:table-cell>
          <table:table-cell table:formula="of:=[.C22]*0.0000046" office:value-type="float" office:value="0.0133124" calcext:value-type="float">
            <text:p>0.0133124</text:p>
          </table:table-cell>
          <table:table-cell table:formula="of:=[.C22]*0.0029" office:value-type="float" office:value="8.3926" calcext:value-type="float">
            <text:p>8.3926</text:p>
          </table:table-cell>
        </table:table-row>
        <table:table-row table:style-name="ro1">
          <table:table-cell office:value-type="string" calcext:value-type="string">
            <text:p>SO2</text:p>
          </table:table-cell>
          <table:table-cell office:value-type="float" office:value="246.6" calcext:value-type="float">
            <text:p>246.6</text:p>
          </table:table-cell>
          <table:table-cell office:value-type="float" office:value="1533" calcext:value-type="float">
            <text:p>1533</text:p>
          </table:table-cell>
          <table:table-cell table:formula="of:=[.C23]*0.0000046" office:value-type="float" office:value="0.0070518" calcext:value-type="float">
            <text:p>0.0070518</text:p>
          </table:table-cell>
          <table:table-cell table:formula="of:=[.C23]*0.0029" office:value-type="float" office:value="4.4457" calcext:value-type="float">
            <text:p>4.4457</text:p>
          </table:table-cell>
        </table:table-row>
        <table:table-row table:style-name="ro1">
          <table:table-cell office:value-type="string" calcext:value-type="string">
            <text:p>LiH</text:p>
          </table:table-cell>
          <table:table-cell office:value-type="float" office:value="56.5" calcext:value-type="float">
            <text:p>56.5</text:p>
          </table:table-cell>
          <table:table-cell office:value-type="float" office:value="715" calcext:value-type="float">
            <text:p>715</text:p>
          </table:table-cell>
          <table:table-cell table:formula="of:=[.C24]*0.0000046" office:value-type="float" office:value="0.003289" calcext:value-type="float">
            <text:p>0.003289</text:p>
          </table:table-cell>
          <table:table-cell table:formula="of:=[.C24]*0.0029" office:value-type="float" office:value="2.0735" calcext:value-type="float">
            <text:p>2.0735</text:p>
          </table:table-cell>
        </table:table-row>
        <table:table-row table:style-name="ro1">
          <table:table-cell office:value-type="string" calcext:value-type="string">
            <text:p>BeH</text:p>
          </table:table-cell>
          <table:table-cell office:value-type="float" office:value="45.1" calcext:value-type="float">
            <text:p>45.1</text:p>
          </table:table-cell>
          <table:table-cell office:value-type="float" office:value="1031" calcext:value-type="float">
            <text:p>1031</text:p>
          </table:table-cell>
          <table:table-cell table:formula="of:=[.C25]*0.0000046" office:value-type="float" office:value="0.0047426" calcext:value-type="float">
            <text:p>0.0047426</text:p>
          </table:table-cell>
          <table:table-cell table:formula="of:=[.C25]*0.0029" office:value-type="float" office:value="2.9899" calcext:value-type="float">
            <text:p>2.9899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80" calcext:value-type="float">
            <text:p>80</text:p>
          </table:table-cell>
          <table:table-cell office:value-type="float" office:value="1540" calcext:value-type="float">
            <text:p>1540</text:p>
          </table:table-cell>
          <table:table-cell table:formula="of:=[.C26]*0.0000046" office:value-type="float" office:value="0.007084" calcext:value-type="float">
            <text:p>0.007084</text:p>
          </table:table-cell>
          <table:table-cell table:formula="of:=[.C26]*0.0029" office:value-type="float" office:value="4.466" calcext:value-type="float">
            <text:p>4.466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float" office:value="177.2" calcext:value-type="float">
            <text:p>177.2</text:p>
          </table:table-cell>
          <table:table-cell office:value-type="float" office:value="3637" calcext:value-type="float">
            <text:p>3637</text:p>
          </table:table-cell>
          <table:table-cell table:formula="of:=[.C27]*0.0000046" office:value-type="float" office:value="0.0167302" calcext:value-type="float">
            <text:p>0.0167302</text:p>
          </table:table-cell>
          <table:table-cell table:formula="of:=[.C27]*0.0029" office:value-type="float" office:value="10.5473" calcext:value-type="float">
            <text:p>10.5473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float" office:value="287.4" calcext:value-type="float">
            <text:p>287.4</text:p>
          </table:table-cell>
          <table:table-cell office:value-type="float" office:value="6507" calcext:value-type="float">
            <text:p>6507</text:p>
          </table:table-cell>
          <table:table-cell table:formula="of:=[.C28]*0.0000046" office:value-type="float" office:value="0.0299322" calcext:value-type="float">
            <text:p>0.0299322</text:p>
          </table:table-cell>
          <table:table-cell table:formula="of:=[.C28]*0.0029" office:value-type="float" office:value="18.8703" calcext:value-type="float">
            <text:p>18.8703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float" office:value="391" calcext:value-type="float">
            <text:p>391</text:p>
          </table:table-cell>
          <table:table-cell office:value-type="float" office:value="9824" calcext:value-type="float">
            <text:p>9824</text:p>
          </table:table-cell>
          <table:table-cell table:formula="of:=[.C29]*0.0000046" office:value-type="float" office:value="0.0451904" calcext:value-type="float">
            <text:p>0.0451904</text:p>
          </table:table-cell>
          <table:table-cell table:formula="of:=[.C29]*0.0029" office:value-type="float" office:value="28.4896" calcext:value-type="float">
            <text:p>28.4896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77.2" calcext:value-type="float">
            <text:p>77.2</text:p>
          </table:table-cell>
          <table:table-cell office:value-type="float" office:value="1623" calcext:value-type="float">
            <text:p>1623</text:p>
          </table:table-cell>
          <table:table-cell table:formula="of:=[.C30]*0.0000046" office:value-type="float" office:value="0.0074658" calcext:value-type="float">
            <text:p>0.0074658</text:p>
          </table:table-cell>
          <table:table-cell table:formula="of:=[.C30]*0.0029" office:value-type="float" office:value="4.7067" calcext:value-type="float">
            <text:p>4.7067</text:p>
          </table:table-cell>
        </table:table-row>
        <table:table-row table:style-name="ro1">
          <table:table-cell office:value-type="string" calcext:value-type="string">
            <text:p>NH2</text:p>
          </table:table-cell>
          <table:table-cell office:value-type="float" office:value="168.4" calcext:value-type="float">
            <text:p>168.4</text:p>
          </table:table-cell>
          <table:table-cell office:value-type="float" office:value="4022.8" calcext:value-type="float">
            <text:p>4022.8</text:p>
          </table:table-cell>
          <table:table-cell table:formula="of:=[.C31]*0.0000046" office:value-type="float" office:value="0.01850488" calcext:value-type="float">
            <text:p>0.01850488</text:p>
          </table:table-cell>
          <table:table-cell table:formula="of:=[.C31]*0.0029" office:value-type="float" office:value="11.66612" calcext:value-type="float">
            <text:p>11.66612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office:value-type="float" office:value="274.2" calcext:value-type="float">
            <text:p>274.2</text:p>
          </table:table-cell>
          <table:table-cell table:style-name="Default" office:value-type="float" office:value="7540" calcext:value-type="float">
            <text:p>7540</text:p>
          </table:table-cell>
          <table:table-cell table:formula="of:=[.C32]*0.0000046" office:value-type="float" office:value="0.034684" calcext:value-type="float">
            <text:p>0.034684</text:p>
          </table:table-cell>
          <table:table-cell table:formula="of:=[.C32]*0.0029" office:value-type="float" office:value="21.866" calcext:value-type="float">
            <text:p>21.866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100.5" calcext:value-type="float">
            <text:p>100.5</text:p>
          </table:table-cell>
          <table:table-cell table:style-name="Default" office:value-type="float" office:value="1848" calcext:value-type="float">
            <text:p>1848</text:p>
          </table:table-cell>
          <table:table-cell table:formula="of:=[.C33]*0.0000046" office:value-type="float" office:value="0.0085008" calcext:value-type="float">
            <text:p>0.0085008</text:p>
          </table:table-cell>
          <table:table-cell table:formula="of:=[.C33]*0.0029" office:value-type="float" office:value="5.3592" calcext:value-type="float">
            <text:p>5.3592</text:p>
          </table:table-cell>
        </table:table-row>
        <table:table-row table:style-name="ro1">
          <table:table-cell office:value-type="string" calcext:value-type="string">
            <text:p>OH2</text:p>
          </table:table-cell>
          <table:table-cell office:value-type="float" office:value="217.3" calcext:value-type="float">
            <text:p>217.3</text:p>
          </table:table-cell>
          <table:table-cell table:style-name="Default" office:value-type="float" office:value="4692" calcext:value-type="float">
            <text:p>4692</text:p>
          </table:table-cell>
          <table:table-cell table:formula="of:=[.C34]*0.0000046" office:value-type="float" office:value="0.0215832" calcext:value-type="float">
            <text:p>0.0215832</text:p>
          </table:table-cell>
          <table:table-cell table:formula="of:=[.C34]*0.0029" office:value-type="float" office:value="13.6068" calcext:value-type="float">
            <text:p>13.6068</text:p>
          </table:table-cell>
        </table:table-row>
        <table:table-row table:style-name="ro1">
          <table:table-cell office:value-type="string" calcext:value-type="string">
            <text:p>FH</text:p>
          </table:table-cell>
          <table:table-cell office:value-type="float" office:value="134.5" calcext:value-type="float">
            <text:p>134.5</text:p>
          </table:table-cell>
          <table:table-cell table:style-name="Default" office:value-type="float" office:value="2057" calcext:value-type="float">
            <text:p>2057</text:p>
          </table:table-cell>
          <table:table-cell table:formula="of:=[.C35]*0.0000046" office:value-type="float" office:value="0.0094622" calcext:value-type="float">
            <text:p>0.0094622</text:p>
          </table:table-cell>
          <table:table-cell table:formula="of:=[.C35]*0.0029" office:value-type="float" office:value="5.9653" calcext:value-type="float">
            <text:p>5.9653</text:p>
          </table:table-cell>
        </table:table-row>
        <table:table-row table:style-name="ro1">
          <table:table-cell office:value-type="string" calcext:value-type="string">
            <text:p>SiH2</text:p>
          </table:table-cell>
          <table:table-cell office:value-type="float" office:value="146.9" calcext:value-type="float">
            <text:p>146.9</text:p>
          </table:table-cell>
          <table:table-cell table:style-name="Default" office:value-type="float" office:value="2629" calcext:value-type="float">
            <text:p>2629</text:p>
          </table:table-cell>
          <table:table-cell table:formula="of:=[.C36]*0.0000046" office:value-type="float" office:value="0.0120934" calcext:value-type="float">
            <text:p>0.0120934</text:p>
          </table:table-cell>
          <table:table-cell table:formula="of:=[.C36]*0.0029" office:value-type="float" office:value="7.6241" calcext:value-type="float">
            <text:p>7.6241</text:p>
          </table:table-cell>
        </table:table-row>
        <table:table-row table:style-name="ro1">
          <table:table-cell office:value-type="string" calcext:value-type="string">
            <text:p>Li2</text:p>
          </table:table-cell>
          <table:table-cell office:value-type="float" office:value="26.7" calcext:value-type="float">
            <text:p>26.7</text:p>
          </table:table-cell>
          <table:table-cell table:style-name="Default" office:value-type="float" office:value="172" calcext:value-type="float">
            <text:p>172</text:p>
          </table:table-cell>
          <table:table-cell table:formula="of:=[.C37]*0.0000046" office:value-type="float" office:value="0.0007912" calcext:value-type="float">
            <text:p>0.0007912</text:p>
          </table:table-cell>
          <table:table-cell table:formula="of:=[.C37]*0.0029" office:value-type="float" office:value="0.4988" calcext:value-type="float">
            <text:p>0.4988</text:p>
          </table:table-cell>
        </table:table-row>
        <table:table-row table:style-name="ro1">
          <table:table-cell office:value-type="string" calcext:value-type="string">
            <text:p>LiF</text:p>
          </table:table-cell>
          <table:table-cell office:value-type="float" office:value="141.3" calcext:value-type="float">
            <text:p>141.3</text:p>
          </table:table-cell>
          <table:table-cell office:value-type="float" office:value="496" calcext:value-type="float">
            <text:p>496</text:p>
          </table:table-cell>
          <table:table-cell table:formula="of:=[.C38]*0.0000046" office:value-type="float" office:value="0.0022816" calcext:value-type="float">
            <text:p>0.0022816</text:p>
          </table:table-cell>
          <table:table-cell table:formula="of:=[.C38]*0.0029" office:value-type="float" office:value="1.4384" calcext:value-type="float">
            <text:p>1.4384</text:p>
          </table:table-cell>
        </table:table-row>
        <table:table-row table:style-name="ro1">
          <table:table-cell office:value-type="string" calcext:value-type="string">
            <text:p>C2H2</text:p>
          </table:table-cell>
          <table:table-cell office:value-type="float" office:value="387" calcext:value-type="float">
            <text:p>387</text:p>
          </table:table-cell>
          <table:table-cell office:value-type="float" office:value="5685.8" calcext:value-type="float">
            <text:p>5685.8</text:p>
          </table:table-cell>
          <table:table-cell table:formula="of:=[.C39]*0.0000046" office:value-type="float" office:value="0.02615468" calcext:value-type="float">
            <text:p>0.02615468</text:p>
          </table:table-cell>
          <table:table-cell table:formula="of:=[.C39]*0.0029" office:value-type="float" office:value="16.48882" calcext:value-type="float">
            <text:p>16.48882</text:p>
          </table:table-cell>
        </table:table-row>
        <table:table-row table:style-name="ro1">
          <table:table-cell office:value-type="string" calcext:value-type="string">
            <text:p>C2H4</text:p>
          </table:table-cell>
          <table:table-cell office:value-type="float" office:value="530.1" calcext:value-type="float">
            <text:p>530.1</text:p>
          </table:table-cell>
          <table:table-cell office:value-type="float" office:value="10798" calcext:value-type="float">
            <text:p>10798</text:p>
          </table:table-cell>
          <table:table-cell table:formula="of:=[.C40]*0.0000046" office:value-type="float" office:value="0.0496708" calcext:value-type="float">
            <text:p>0.0496708</text:p>
          </table:table-cell>
          <table:table-cell table:formula="of:=[.C40]*0.0029" office:value-type="float" office:value="31.3142" calcext:value-type="float">
            <text:p>31.3142</text:p>
          </table:table-cell>
        </table:table-row>
        <table:table-row table:style-name="ro1">
          <table:table-cell office:value-type="string" calcext:value-type="string">
            <text:p>H3CCH3</text:p>
          </table:table-cell>
          <table:table-cell office:value-type="float" office:value="663.5" calcext:value-type="float">
            <text:p>663.5</text:p>
          </table:table-cell>
          <table:table-cell office:value-type="float" office:value="16359" calcext:value-type="float">
            <text:p>16359</text:p>
          </table:table-cell>
          <table:table-cell table:formula="of:=[.C41]*0.0000046" office:value-type="float" office:value="0.0752514" calcext:value-type="float">
            <text:p>0.0752514</text:p>
          </table:table-cell>
          <table:table-cell table:formula="of:=[.C41]*0.0029" office:value-type="float" office:value="47.4411" calcext:value-type="float">
            <text:p>47.441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76.3" calcext:value-type="float">
            <text:p>176.3</text:p>
          </table:table-cell>
          <table:table-cell office:value-type="float" office:value="1071" calcext:value-type="float">
            <text:p>1071</text:p>
          </table:table-cell>
          <table:table-cell table:formula="of:=[.C42]*0.0000046" office:value-type="float" office:value="0.0049266" calcext:value-type="float">
            <text:p>0.0049266</text:p>
          </table:table-cell>
          <table:table-cell table:formula="of:=[.C42]*0.0029" office:value-type="float" office:value="3.1059" calcext:value-type="float">
            <text:p>3.1059</text:p>
          </table:table-cell>
        </table:table-row>
        <table:table-row table:style-name="ro1">
          <table:table-cell office:value-type="string" calcext:value-type="string">
            <text:p>HCN</text:p>
          </table:table-cell>
          <table:table-cell office:value-type="float" office:value="303.1" calcext:value-type="float">
            <text:p>303.1</text:p>
          </table:table-cell>
          <table:table-cell office:value-type="float" office:value="3644" calcext:value-type="float">
            <text:p>3644</text:p>
          </table:table-cell>
          <table:table-cell table:formula="of:=[.C43]*0.0000046" office:value-type="float" office:value="0.0167624" calcext:value-type="float">
            <text:p>0.0167624</text:p>
          </table:table-cell>
          <table:table-cell table:formula="of:=[.C43]*0.0029" office:value-type="float" office:value="10.5676" calcext:value-type="float">
            <text:p>10.5676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57.6" calcext:value-type="float">
            <text:p>257.6</text:p>
          </table:table-cell>
          <table:table-cell office:value-type="float" office:value="894" calcext:value-type="float">
            <text:p>894</text:p>
          </table:table-cell>
          <table:table-cell table:formula="of:=[.C44]*0.0000046" office:value-type="float" office:value="0.0041124" calcext:value-type="float">
            <text:p>0.0041124</text:p>
          </table:table-cell>
          <table:table-cell table:formula="of:=[.C44]*0.0029" office:value-type="float" office:value="2.5926" calcext:value-type="float">
            <text:p>2.5926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office:value-type="float" office:value="270.3" calcext:value-type="float">
            <text:p>270.3</text:p>
          </table:table-cell>
          <table:table-cell office:value-type="float" office:value="2851" calcext:value-type="float">
            <text:p>2851</text:p>
          </table:table-cell>
          <table:table-cell table:formula="of:=[.C45]*0.0000046" office:value-type="float" office:value="0.0131146" calcext:value-type="float">
            <text:p>0.0131146</text:p>
          </table:table-cell>
          <table:table-cell table:formula="of:=[.C45]*0.0029" office:value-type="float" office:value="8.2679" calcext:value-type="float">
            <text:p>8.2679</text:p>
          </table:table-cell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58.1" calcext:value-type="float">
            <text:p>358.1</text:p>
          </table:table-cell>
          <table:table-cell office:value-type="float" office:value="5839" calcext:value-type="float">
            <text:p>5839</text:p>
          </table:table-cell>
          <table:table-cell table:formula="of:=[.C46]*0.0000046" office:value-type="float" office:value="0.0268594" calcext:value-type="float">
            <text:p>0.0268594</text:p>
          </table:table-cell>
          <table:table-cell table:formula="of:=[.C46]*0.0029" office:value-type="float" office:value="16.9331" calcext:value-type="float">
            <text:p>16.9331</text:p>
          </table:table-cell>
        </table:table-row>
        <table:table-row table:style-name="ro1">
          <table:table-cell office:value-type="string" calcext:value-type="string">
            <text:p>CH3OH</text:p>
          </table:table-cell>
          <table:table-cell office:value-type="float" office:value="479.4" calcext:value-type="float">
            <text:p>479.4</text:p>
          </table:table-cell>
          <table:table-cell table:style-name="Default" office:value-type="float" office:value="12145" calcext:value-type="float">
            <text:p>12145</text:p>
          </table:table-cell>
          <table:table-cell table:formula="of:=[.C47]*0.0000046" office:value-type="float" office:value="0.055867" calcext:value-type="float">
            <text:p>0.055867</text:p>
          </table:table-cell>
          <table:table-cell table:formula="of:=[.C47]*0.0029" office:value-type="float" office:value="35.2205" calcext:value-type="float">
            <text:p>35.2205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24.8" calcext:value-type="float">
            <text:p>224.8</text:p>
          </table:table-cell>
          <table:table-cell office:value-type="float" office:value="1215" calcext:value-type="float">
            <text:p>1215</text:p>
          </table:table-cell>
          <table:table-cell table:formula="of:=[.C48]*0.0000046" office:value-type="float" office:value="0.005589" calcext:value-type="float">
            <text:p>0.005589</text:p>
          </table:table-cell>
          <table:table-cell table:formula="of:=[.C48]*0.0029" office:value-type="float" office:value="3.5235" calcext:value-type="float">
            <text:p>3.5235</text:p>
          </table:table-cell>
        </table:table-row>
        <table:table-row table:style-name="ro1">
          <table:table-cell office:value-type="string" calcext:value-type="string">
            <text:p>H2NNH2</text:p>
          </table:table-cell>
          <table:table-cell office:value-type="float" office:value="401.4" calcext:value-type="float">
            <text:p>401.4</text:p>
          </table:table-cell>
          <table:table-cell office:value-type="float" office:value="11704" calcext:value-type="float">
            <text:p>11704</text:p>
          </table:table-cell>
          <table:table-cell table:formula="of:=[.C49]*0.0000046" office:value-type="float" office:value="0.0538384" calcext:value-type="float">
            <text:p>0.0538384</text:p>
          </table:table-cell>
          <table:table-cell table:formula="of:=[.C49]*0.0029" office:value-type="float" office:value="33.9416" calcext:value-type="float">
            <text:p>33.941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50.2" calcext:value-type="float">
            <text:p>150.2</text:p>
          </table:table-cell>
          <table:table-cell office:value-type="float" office:value="993" calcext:value-type="float">
            <text:p>993</text:p>
          </table:table-cell>
          <table:table-cell table:formula="of:=[.C50]*0.0000046" office:value-type="float" office:value="0.0045678" calcext:value-type="float">
            <text:p>0.0045678</text:p>
          </table:table-cell>
          <table:table-cell table:formula="of:=[.C50]*0.0029" office:value-type="float" office:value="2.8797" calcext:value-type="float">
            <text:p>2.8797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115.4" calcext:value-type="float">
            <text:p>115.4</text:p>
          </table:table-cell>
          <table:table-cell office:value-type="float" office:value="824" calcext:value-type="float">
            <text:p>824</text:p>
          </table:table-cell>
          <table:table-cell table:formula="of:=[.C51]*0.0000046" office:value-type="float" office:value="0.0037904" calcext:value-type="float">
            <text:p>0.0037904</text:p>
          </table:table-cell>
          <table:table-cell table:formula="of:=[.C51]*0.0029" office:value-type="float" office:value="2.3896" calcext:value-type="float">
            <text:p>2.3896</text:p>
          </table:table-cell>
        </table:table-row>
        <table:table-row table:style-name="ro1">
          <table:table-cell office:value-type="string" calcext:value-type="string">
            <text:p>HOOH</text:p>
          </table:table-cell>
          <table:table-cell office:value-type="float" office:value="250.3" calcext:value-type="float">
            <text:p>250.3</text:p>
          </table:table-cell>
          <table:table-cell office:value-type="float" office:value="5823" calcext:value-type="float">
            <text:p>5823</text:p>
          </table:table-cell>
          <table:table-cell table:formula="of:=[.C52]*0.0000046" office:value-type="float" office:value="0.0267858" calcext:value-type="float">
            <text:p>0.0267858</text:p>
          </table:table-cell>
          <table:table-cell table:formula="of:=[.C52]*0.0029" office:value-type="float" office:value="16.8867" calcext:value-type="float">
            <text:p>16.8867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37.5" calcext:value-type="float">
            <text:p>37.5</text:p>
          </table:table-cell>
          <table:table-cell office:value-type="float" office:value="537" calcext:value-type="float">
            <text:p>537</text:p>
          </table:table-cell>
          <table:table-cell table:formula="of:=[.C53]*0.0000046" office:value-type="float" office:value="0.0024702" calcext:value-type="float">
            <text:p>0.0024702</text:p>
          </table:table-cell>
          <table:table-cell table:formula="of:=[.C53]*0.0029" office:value-type="float" office:value="1.5573" calcext:value-type="float">
            <text:p>1.5573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office:value-type="float" office:value="384.3" calcext:value-type="float">
            <text:p>384.3</text:p>
          </table:table-cell>
          <table:table-cell office:value-type="float" office:value="2596" calcext:value-type="float">
            <text:p>2596</text:p>
          </table:table-cell>
          <table:table-cell table:formula="of:=[.C54]*0.0000046" office:value-type="float" office:value="0.0119416" calcext:value-type="float">
            <text:p>0.0119416</text:p>
          </table:table-cell>
          <table:table-cell table:formula="of:=[.C54]*0.0029" office:value-type="float" office:value="7.5284" calcext:value-type="float">
            <text:p>7.5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00-00-00</text:date>, <text:time style:data-style-name="N2" text:time-value="21:05:44.897962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05:14:41.674642683</meta:creation-date>
    <meta:generator>LibreOffice/6.4.7.2$Linux_X86_64 LibreOffice_project/40$Build-2</meta:generator>
    <dc:date>2021-07-04T21:13:15.219455154</dc:date>
    <meta:editing-duration>P2DT36M26S</meta:editing-duration>
    <meta:editing-cycles>9</meta:editing-cycles>
    <meta:document-statistic meta:table-count="1" meta:cell-count="270" meta:object-count="0"/>
  </office:meta>
</office:document-meta>
</file>